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4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8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8" office:value-type="string" calcext:value-type="string">
            <text:p>Status</text:p>
          </table:table-cell>
          <table:table-cell table:style-name="ce98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8"/>
        </table:table-row>
        <table:table-row table:style-name="ro1">
          <table:table-cell table:style-name="ce3" office:value-type="string" calcext:value-type="string">
            <text:p>CSRM-AK-03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Wate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4" office:value-type="string" calcext:value-type="string">
            <text:p>4.B</text:p>
          </table:table-cell>
          <table:table-cell table:style-name="ce44" office:value-type="string" calcext:value-type="string">
            <text:p>Elevation – Valley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4.C</text:p>
          </table:table-cell>
          <table:table-cell table:style-name="ce44" office:value-type="string" calcext:value-type="string">
            <text:p>Elevation – Mountain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5.A</text:p>
          </table:table-cell>
          <table:table-cell table:style-name="ce44" office:value-type="string" calcext:value-type="string">
            <text:p>Terrain – Water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5.B</text:p>
          </table:table-cell>
          <table:table-cell table:style-name="ce44" office:value-type="string" calcext:value-type="string">
            <text:p>Terrain – Valley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5.C</text:p>
          </table:table-cell>
          <table:table-cell table:style-name="ce44" office:value-type="string" calcext:value-type="string">
            <text:p>Terrain – Mountain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5.D</text:p>
          </table:table-cell>
          <table:table-cell table:style-name="ce44" office:value-type="string" calcext:value-type="string">
            <text:p>Forest Arrangement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6.A</text:p>
          </table:table-cell>
          <table:table-cell table:style-name="ce44"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4" office:value-type="string" calcext:value-type="string">
            <text:p>6.B</text:p>
          </table:table-cell>
          <table:table-cell table:style-name="ce44" office:value-type="string" calcext:value-type="string">
            <text:p>Neutral Units/Resources</text:p>
          </table:table-cell>
          <table:table-cell table:content-validation-name="val1" office:value-type="string" calcext:value-type="string">
            <text:p>Non-Compliant</text:p>
          </table:table-cell>
          <table:table-cell table:style-name="ce93"/>
          <table:table-cell table:content-validation-name="val2" office:value-type="string" calcext:value-type="string">
            <text:p>Non-Compliant</text:p>
          </table:table-cell>
          <table:table-cell table:style-name="ce110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4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3"/>
          <table:covered-table-cell table:style-name="ce21"/>
          <table:table-cell table:style-name="ce53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4"/>
          <table:table-cell table:style-name="ce12" table:formula="of:=COUNTIF([.$D$8:.$D$75];[.A79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8:.$F$75];[.A79])" office:value-type="float" office:value="51" calcext:value-type="float" table:number-columns-spanned="2" table:number-rows-spanned="1">
            <text:p>51</text:p>
          </table:table-cell>
          <table:covered-table-cell table:style-name="ce54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4"/>
          <table:table-cell table:style-name="ce12" table:formula="of:=COUNTIF([.$D$8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0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4"/>
          <table:table-cell table:style-name="ce12" table:formula="of:=COUNTIF([.$D$8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5];[.A81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4"/>
          <table:table-cell table:style-name="ce12" table:formula="of:=COUNTIF([.$D$8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2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4"/>
          <table:table-cell table:style-name="ce12" table:formula="of:=COUNTIF([.$D$8:.$D$75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3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4"/>
          <table:table-cell table:style-name="ce12" table:formula="of:=COUNTIF([.$D$8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4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calcext:conditional-formats>
          <calcext:conditional-format calcext:target-range-address="'DATE (YY-MM-DD)'.F75:'DATE (YY-MM-DD)'.F75 'DATE (YY-MM-DD)'.D75:'DATE (YY-MM-DD)'.D75 'DATE (YY-MM-DD)'.D73:'DATE (YY-MM-DD)'.D73 'DATE (YY-MM-DD)'.F73:'DATE (YY-MM-DD)'.F73 'DATE (YY-MM-DD)'.D71:'DATE (YY-MM-DD)'.D71 'DATE (YY-MM-DD)'.F71:'DATE (YY-MM-DD)'.F71 'DATE (YY-MM-DD)'.D69:'DATE (YY-MM-DD)'.D69 'DATE (YY-MM-DD)'.F69:'DATE (YY-MM-DD)'.F69 'DATE (YY-MM-DD)'.D60:'DATE (YY-MM-DD)'.D67 'DATE (YY-MM-DD)'.F60:'DATE (YY-MM-DD)'.F67 'DATE (YY-MM-DD)'.D56:'DATE (YY-MM-DD)'.D58 'DATE (YY-MM-DD)'.F56:'DATE (YY-MM-DD)'.F58 'DATE (YY-MM-DD)'.D53:'DATE (YY-MM-DD)'.D54 'DATE (YY-MM-DD)'.F53:'DATE (YY-MM-DD)'.F54 'DATE (YY-MM-DD)'.D51:'DATE (YY-MM-DD)'.D51 'DATE (YY-MM-DD)'.F51:'DATE (YY-MM-DD)'.F51 'DATE (YY-MM-DD)'.D46:'DATE (YY-MM-DD)'.D49 'DATE (YY-MM-DD)'.F46:'DATE (YY-MM-DD)'.F49 'DATE (YY-MM-DD)'.D41:'DATE (YY-MM-DD)'.D44 'DATE (YY-MM-DD)'.F41:'DATE (YY-MM-DD)'.F44 'DATE (YY-MM-DD)'.D39:'DATE (YY-MM-DD)'.D39 'DATE (YY-MM-DD)'.F39:'DATE (YY-MM-DD)'.F39 'DATE (YY-MM-DD)'.D35:'DATE (YY-MM-DD)'.D37 'DATE (YY-MM-DD)'.F35:'DATE (YY-MM-DD)'.F37 'DATE (YY-MM-DD)'.F8:'DATE (YY-MM-DD)'.F32 'DATE (YY-MM-DD)'.D8:'DATE (YY-MM-DD)'.D32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5:51:11.553000000</dc:date>
    <meta:editing-duration>P2DT15H49M42S</meta:editing-duration>
    <meta:editing-cycles>175</meta:editing-cycles>
    <meta:generator>LibreOffice/24.2.5.2$Windows_X86_64 LibreOffice_project/bffef4ea93e59bebbeaf7f431bb02b1a39ee8a59</meta:generator>
    <meta:document-statistic meta:table-count="1" meta:cell-count="245" meta:object-count="0"/>
  </office:meta>
</office:document-meta>
</file>